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ourier New1" svg:font-family="'Courier New'" style:font-family-generic="roma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Text_20_body"><office:annotation>
<dc:creator>scene title</dc:creator>
<text:p>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h text:style-name="Heading_20_2" text:outline-level="2">Chapter 2</text:h>
      <text:p text:style-name="Text_20_body"><office:annotation>
<dc:creator>scene title</dc:creator>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office:annotation>
<dc:creator>scene title</dc:creator>
<text:p>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h text:style-name="Heading_20_2" text:outline-level="2">Chapter 3</text:h>
      <text:p text:style-name="Text_20_body"><office:annotation>
<dc:creator>scene title</dc:creator>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h text:style-name="Heading_20_2" text:outline-level="2">Chapter 4</text:h>
      <text:p text:style-name="Text_20_body"><office:annotation>
<dc:creator>scene title</dc:creator>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Heading_20_4">* * *</text:p>
      <text:p text:style-name="Text_20_body"><office:annotation>
<dc:creator>scene title</dc:creator>
<text:p>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Heading_20_4">* * *</text:p>
      <text:p text:style-name="Text_20_body"><office:annotation>
<dc:creator>scene title</dc:creator>
<text:p>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Heading_20_4">* * *</text:p>
      <text:p text:style-name="Text_20_body"><office:annotation>
<dc:creator>scene title</dc:creator>
<text:p>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Text_20_body"><office:annotation>
<dc:creator>scene title</dc:creator>
<text:p>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Heading_20_4">* * *</text:p>
      <text:p text:style-name="Text_20_body"><office:annotation>
<dc:creator>scene title</dc:creator>
<text:p>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h text:style-name="Heading_20_2" text:outline-level="2">Chapter 6</text:h>
      <text:p text:style-name="Text_20_body"><office:annotation>
<dc:creator>scene title</dc:creator>
<text:p>Hal gets to the ship and lifts off.</text:p>
</office:annotation></text:p>
      <text:h text:style-name="Heading_20_2" text:outline-level="2">Chapter 7</text:h>
      <text:p text:style-name="Text_20_body"><office:annotation>
<dc:creator>scene title</dc:creator>
<text:p>Hal finds Clunk on rope, falls out after him.</text:p>
</office:annotation></text:p>
      <text:h text:style-name="Heading_20_2" text:outline-level="2">Chapter 8</text:h>
      <text:p text:style-name="Text_20_body"><office:annotation>
<dc:creator>scene title</dc:creator>
<text:p>Climb up rope to safety. Back in ship for hyperspace.</text:p>
</office:annotation></text:p>
      <text:h text:style-name="Heading_20_2" text:outline-level="2">Chapter 9</text:h>
      <text:p text:style-name="Text_20_body"><office:annotation>
<dc:creator>scene title</dc:creator>
<text:p>In his office. Gordon OKs the deal</text:p>
</office:annotation></text:p>
      <text:h text:style-name="Heading_20_2" text:outline-level="2">Chapter 10</text:h>
      <text:p text:style-name="Text_20_body"><office:annotation>
<dc:creator>scene title</dc:creator>
<text:p>Exits the ship to meet Bevan</text:p>
</office:annotation></text:p>
      <text:h text:style-name="Heading_20_2" text:outline-level="2">Chapter 11</text:h>
      <text:p text:style-name="Text_20_body"><office:annotation>
<dc:creator>scene title</dc:creator>
<text:p>Getting food out. Frozen puddings.</text:p>
</office:annotation></text:p>
      <text:p text:style-name="Heading_20_4">* * *</text:p>
      <text:p text:style-name="Text_20_body"><office:annotation>
<dc:creator>scene title</dc:creator>
<text:p>Says goodbye to Clunk</text:p>
</office:annotation></text:p>
      <text:h text:style-name="Heading_20_2" text:outline-level="2">Chapter 12</text:h>
      <text:p text:style-name="Text_20_body"><office:annotation>
<dc:creator>scene title</dc:creator>
<text:p>Hal depressed. No escape from here.</text:p>
</office:annotation></text:p>
      <text:p text:style-name="Heading_20_4">* * *</text:p>
      <text:p text:style-name="Text_20_body"><office:annotation>
<dc:creator>scene title</dc:creator>
<text:p>Lighten the ship. Preparing for liftoff.</text:p>
</office:annotation></text:p>
      <text:h text:style-name="Heading_20_2" text:outline-level="2">Chapter 13</text:h>
      <text:p text:style-name="Text_20_body"><office:annotation>
<dc:creator>scene title</dc:creator>
<text:p>Karl and Terry awaiting Hal. They take a call from their spy, intercept is at the orbiter.</text:p>
</office:annotation></text:p>
      <text:h text:style-name="Heading_20_2" text:outline-level="2">Chapter 14</text:h>
      <text:h text:style-name="Heading_20_2" text:outline-level="2">Chapter 15</text:h>
      <text:p text:style-name="Text_20_body"><office:annotation>
<dc:creator>scene title</dc:creator>
<text:p>Karl waiting impatiently</text:p>
</office:annotation></text:p>
      <text:p text:style-name="Heading_20_4">* * *</text:p>
      <text:p text:style-name="Text_20_body"><office:annotation>
<dc:creator>scene title</dc:creator>
<text:p>Karl and Terry confused about 'Chunk'</text:p>
</office:annotation></text:p>
      <text:h text:style-name="Heading_20_2" text:outline-level="2">Chapter 16</text:h>
      <text:p text:style-name="Text_20_body"><office:annotation>
<dc:creator>scene title</dc:creator>
<text:p>Clunk slips out the back.</text:p>
</office:annotation></text:p>
      <text:p text:style-name="Heading_20_4">* * *</text:p>
      <text:p text:style-name="Text_20_body"><office:annotation>
<dc:creator>scene title</dc:creator>
<text:p>Karl and Terry waiting.</text:p>
</office:annotation></text:p>
      <text:h text:style-name="Heading_20_2" text:outline-level="2">Chapter 17</text:h>
      <text:p text:style-name="Text_20_body"><office:annotation>
<dc:creator>scene title</dc:creator>
<text:p>Clunk in orbit</text:p>
</office:annotation></text:p>
      <text:p text:style-name="Heading_20_4">* * *</text:p>
      <text:p text:style-name="Text_20_body"><office:annotation>
<dc:creator>scene title</dc:creator>
<text:p>Clunk uses cylinder</text:p>
</office:annotation></text:p>
      <text:h text:style-name="Heading_20_1" text:outline-level="1">Part 2</text:h>
      <text:h text:style-name="Heading_20_2" text:outline-level="2">Chapter 18</text:h>
      <text:p text:style-name="Text_20_body"><office:annotation>
<dc:creator>scene title</dc:creator>
<text:p>Terry places the 'bomb'</text:p>
</office:annotation></text:p>
      <text:p text:style-name="Heading_20_4">* * *</text:p>
      <text:p text:style-name="Text_20_body"><office:annotation>
<dc:creator>scene title</dc:creator>
<text:p>Hal buys food</text:p>
</office:annotation></text:p>
      <text:h text:style-name="Heading_20_2" text:outline-level="2">Chapter 19</text:h>
      <text:p text:style-name="Text_20_body"><office:annotation>
<dc:creator>scene title</dc:creator>
<text:p>Karl leaves a note, takes Clunk.</text:p>
</office:annotation></text:p>
      <text:p text:style-name="Heading_20_4">* * *</text:p>
      <text:p text:style-name="Text_20_body"><office:annotation>
<dc:creator>scene title</dc:creator>
<text:p>Hal about to hyperspace.</text:p>
</office:annotation></text:p>
      <text:h text:style-name="Heading_20_2" text:outline-level="2">Chapter 20</text:h>
      <text:p text:style-name="Text_20_body"><office:annotation>
<dc:creator>scene title</dc:creator>
<text:p>Hal gets real Jerling's call. Has to get cargo and robot back.</text:p>
</office:annotation></text:p>
      <text:p text:style-name="Heading_20_4">* * *</text:p>
      <text:p text:style-name="Text_20_body"><office:annotation>
<dc:creator>scene title</dc:creator>
<text:p>Hal sets course for Forg.</text:p>
</office:annotation></text:p>
      <text:p text:style-name="Heading_20_4">* * *</text:p>
      <text:p text:style-name="Text_20_body"><office:annotation>
<dc:creator>scene title</dc:creator>
<text:p>Land on Forg, in rubbish.</text:p>
</office:annotation></text:p>
      <text:h text:style-name="Heading_20_2" text:outline-level="2">Chapter 21</text:h>
      <text:p text:style-name="Text_20_body"><office:annotation>
<dc:creator>scene title</dc:creator>
<text:p>Hal rents a car in Jerling's name and heads towards Forgberg and the Casino.</text:p>
</office:annotation></text:p>
      <text:p text:style-name="Heading_20_4">* * *</text:p>
      <text:p text:style-name="Text_20_body"><office:annotation>
<dc:creator>scene title</dc:creator>
<text:p>Hal after almost running Clunk down. Picks him up.</text:p>
</office:annotation></text:p>
      <text:h text:style-name="Heading_20_2" text:outline-level="2">Chapter 22</text:h>
      <text:p text:style-name="Text_20_body"><office:annotation>
<dc:creator>scene title</dc:creator>
<text:p>Find car, go to find clothes.</text:p>
</office:annotation></text:p>
      <text:h text:style-name="Heading_20_2" text:outline-level="2">Chapter 23</text:h>
      <text:p text:style-name="Text_20_body"><office:annotation>
<dc:creator>scene title</dc:creator>
<text:p>Hal sells Clunk</text:p>
</office:annotation></text:p>
      <text:h text:style-name="Heading_20_2" text:outline-level="2">Chapter 24</text:h>
      <text:p text:style-name="Text_20_body"><office:annotation>
<dc:creator>scene title</dc:creator>
<text:p>Hal annoyed at Clunk for buying only the best.</text:p>
</office:annotation></text:p>
      <text:p text:style-name="Heading_20_4">* * *</text:p>
      <text:p text:style-name="Text_20_body"><office:annotation>
<dc:creator>scene title</dc:creator>
<text:p>Clunk gambling. Fight with human couple.</text:p>
</office:annotation></text:p>
      <text:p text:style-name="Heading_20_4">* * *</text:p>
      <text:p text:style-name="Text_20_body"><office:annotation>
<dc:creator>scene title</dc:creator>
<text:p>Sitting on the steps, battered and bruised. Limo arrives for Karl.</text:p>
</office:annotation></text:p>
      <text:h text:style-name="Heading_20_2" text:outline-level="2">Chapter 25</text:h>
      <text:p text:style-name="Text_20_body"><office:annotation>
<dc:creator>scene title</dc:creator>
<text:p>Clunk travelling on the back of Karl's limo</text:p>
</office:annotation></text:p>
      <text:p text:style-name="Heading_20_4">* * *</text:p>
      <text:p text:style-name="Text_20_body"><office:annotation>
<dc:creator>scene title</dc:creator>
<text:p>Clunk sees Hal catching up again. Limo stops.</text:p>
</office:annotation></text:p>
      <text:h text:style-name="Heading_20_2" text:outline-level="2">Chapter 26</text:h>
      <text:p text:style-name="Text_20_body"><office:annotation>
<dc:creator>scene title</dc:creator>
<text:p>Clunk uploads the Navcom into the ship.</text:p>
</office:annotation></text:p>
      <text:h text:style-name="Heading_20_2" text:outline-level="2">Chapter 27</text:h>
      <text:p text:style-name="Text_20_body"><office:annotation>
<dc:creator>scene title</dc:creator>
<text:p>The shop robots want Clunk to escape with them. Mention Hal's capture.</text:p>
</office:annotation></text:p>
      <text:p text:style-name="Heading_20_4">* * *</text:p>
      <text:p text:style-name="Text_20_body"><office:annotation>
<dc:creator>scene title</dc:creator>
<text:p>Clunk steals armoured car, drives it into the house.</text:p>
</office:annotation></text:p>
      <text:h text:style-name="Heading_20_2" text:outline-level="2">Chapter 28</text:h>
      <text:p text:style-name="Text_20_body"><office:annotation>
<dc:creator>scene title</dc:creator>
<text:p>Karl and Terry take the limo</text:p>
</office:annotation></text:p>
      <text:p text:style-name="Heading_20_4">* * *</text:p>
      <text:p text:style-name="Text_20_body"><office:annotation>
<dc:creator>scene title</dc:creator>
<text:p>Karl and Terry overtake and head for Spaceport. Looking for Volante.</text:p>
</office:annotation></text:p>
      <text:h text:style-name="Heading_20_2" text:outline-level="2">Chapter 29</text:h>
      <text:p text:style-name="Text_20_body"><office:annotation>
<dc:creator>scene title</dc:creator>
<text:p>Hal and Clunk fleeing in Gull</text:p>
</office:annotation></text:p>
      <text:p text:style-name="Heading_20_4">* * *</text:p>
      <text:p text:style-name="Text_20_body"><office:annotation>
<dc:creator>scene title</dc:creator>
<text:p>Clunk wants to throw stuff at the flyer</text:p>
</office:annotation></text:p>
      <text:p text:style-name="Heading_20_4">* * *</text:p>
      <text:p text:style-name="Text_20_body"><office:annotation>
<dc:creator>scene title</dc:creator>
<text:p>Hal fetches the puddings.</text:p>
</office:annotation></text:p>
      <text:h text:style-name="Heading_20_2" text:outline-level="2">Chapter 30</text:h>
      <text:p text:style-name="Text_20_body"><office:annotation>
<dc:creator>scene title</dc:creator>
<text:p>Hal yells at Jerling, then cargo arrives on truck.</text:p>
</office:annotation></text:p>
      <text:p text:style-name="Heading_20_4">* * *</text:p>
      <text:p text:style-name="Text_20_body"><office:annotation>
<dc:creator>scene title</dc:creator>
<text:p>Clunk outside, depressed.</text:p>
</office:annotation></text:p>
      <text:p text:style-name="Heading_20_4">* * *</text:p>
      <text:p text:style-name="Text_20_body"><office:annotation>
<dc:creator>scene title</dc:creator>
<text:p>Karl bursts in, armed.</text:p>
</office:annotation></text:p>
      <text:h text:style-name="Heading_20_2" text:outline-level="2">Chapter 31</text:h>
      <text:p text:style-name="Text_20_body"><office:annotation>
<dc:creator>scene title</dc:creator>
<text:p>Terry ties Hal in hold, leaves back doors open.</text:p>
</office:annotation></text:p>
      <text:p text:style-name="Heading_20_4">* * *</text:p>
      <text:p text:style-name="Text_20_body"><office:annotation>
<dc:creator>scene title</dc:creator>
<text:p>Hal dodges Brutus, escapes the hold.</text:p>
</office:annotation></text:p>
      <text:h text:style-name="Heading_20_2" text:outline-level="2">Chapter 32</text:h>
      <text:p text:style-name="Text_20_body"><office:annotation>
<dc:creator>scene title</dc:creator>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egoe UI1" svg:font-family="'Segoe UI'" style:font-family-generic="swiss"/>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4-21T18:26:39Z</meta:creation-date>
    <dc:date/>
  </office:meta>
</office:document-meta>
</file>